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Liberation Serif" fo:font-size="12pt" officeooo:rsid="00183949" officeooo:paragraph-rsid="00183949" style:font-size-asian="12pt" style:font-size-complex="12pt"/>
    </style:style>
    <style:style style:name="P2" style:family="paragraph" style:parent-style-name="Standard">
      <style:text-properties fo:color="#000000" style:font-name="Liberation Serif" fo:font-size="12pt" officeooo:rsid="00198b52" officeooo:paragraph-rsid="00183949" style:font-size-asian="12pt" style:font-size-complex="12pt"/>
    </style:style>
    <style:style style:name="P3" style:family="paragraph" style:parent-style-name="Standard">
      <style:text-properties fo:color="#000000" style:font-name="Liberation Serif" fo:font-size="12pt" officeooo:rsid="00198b52" officeooo:paragraph-rsid="00198b52" style:font-size-asian="12pt" style:font-size-complex="12pt"/>
    </style:style>
    <style:style style:name="P4" style:family="paragraph" style:parent-style-name="Standard">
      <style:text-properties fo:color="#000000" style:font-name="Liberation Serif" fo:font-size="12pt" officeooo:rsid="00198b52" officeooo:paragraph-rsid="001b3b7f" style:font-size-asian="12pt" style:font-size-complex="12pt"/>
    </style:style>
    <style:style style:name="P5" style:family="paragraph" style:parent-style-name="Standard">
      <style:text-properties fo:color="#000000" style:font-name="Liberation Serif" fo:font-size="12pt" fo:font-weight="bold" officeooo:rsid="001ce7c1" officeooo:paragraph-rsid="001ce7c1" style:font-size-asian="12pt" style:font-weight-asian="bold" style:font-size-complex="12pt" style:font-weight-complex="bold"/>
    </style:style>
    <style:style style:name="P6" style:family="paragraph" style:parent-style-name="Standard">
      <style:text-properties fo:font-variant="normal" fo:text-transform="none" fo:color="#000000" style:font-name="Liberation Serif" fo:font-size="12pt" fo:letter-spacing="normal" fo:font-style="normal" fo:font-weight="normal" officeooo:rsid="00198b52" officeooo:paragraph-rsid="00198b52" style:font-size-asian="12pt" style:font-size-complex="12pt"/>
    </style:style>
    <style:style style:name="P7" style:family="paragraph" style:parent-style-name="Standard">
      <style:text-properties fo:font-variant="normal" fo:text-transform="none" fo:color="#000000" style:font-name="Liberation Serif" fo:font-size="12pt" fo:letter-spacing="normal" fo:font-style="normal" fo:font-weight="normal" officeooo:rsid="00198b52" officeooo:paragraph-rsid="0020104b" style:font-size-asian="12pt" style:font-size-complex="12pt"/>
    </style:style>
    <style:style style:name="P8" style:family="paragraph" style:parent-style-name="Standard">
      <style:paragraph-properties fo:margin-left="0in" fo:margin-right="0in" fo:line-height="100%" fo:text-indent="0in" style:auto-text-indent="false"/>
      <style:text-properties fo:font-variant="normal" fo:text-transform="none" fo:color="#000000" style:font-name="Liberation Serif" fo:font-size="12pt" fo:letter-spacing="normal" fo:font-style="normal" fo:font-weight="normal" officeooo:rsid="001b3b7f" officeooo:paragraph-rsid="001b3b7f" style:font-size-asian="12pt" style:font-size-complex="12pt"/>
    </style:style>
    <style:style style:name="P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198b52" officeooo:paragraph-rsid="00242902" style:font-size-asian="12pt" style:font-size-complex="12pt"/>
    </style:style>
    <style:style style:name="P1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3cadb" officeooo:paragraph-rsid="00242902" style:font-size-asian="12pt" style:font-size-complex="12pt"/>
    </style:style>
    <style:style style:name="P1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918ba" style:font-size-asian="12pt" style:font-size-complex="12pt"/>
    </style:style>
    <style:style style:name="P1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1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42902" style:font-size-asian="12pt" style:font-size-complex="12pt"/>
    </style:style>
    <style:style style:name="P1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9e028" officeooo:paragraph-rsid="0029e028" style:font-size-asian="12pt" style:font-size-complex="12pt"/>
    </style:style>
    <style:style style:name="P1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18bf4" style:font-size-asian="12pt" style:font-size-complex="12pt"/>
    </style:style>
    <style:style style:name="P1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b80b3" style:font-size-asian="12pt" style:font-size-complex="12pt"/>
    </style:style>
    <style:style style:name="P1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b830" officeooo:paragraph-rsid="003eb830" style:font-size-asian="12pt" style:font-size-complex="12pt"/>
    </style:style>
    <style:style style:name="P1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edaf" officeooo:paragraph-rsid="003eedaf" style:font-size-asian="12pt" style:font-size-complex="12pt"/>
    </style:style>
    <style:style style:name="P1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f7069" officeooo:paragraph-rsid="003f7069" style:font-size-asian="12pt" style:font-size-complex="12pt"/>
    </style:style>
    <style:style style:name="P2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37ed0" style:font-size-asian="12pt" style:font-size-complex="12pt"/>
    </style:style>
    <style:style style:name="P2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4fd04" style:font-size-asian="12pt" style:font-size-complex="12pt"/>
    </style:style>
    <style:style style:name="P2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7addf" officeooo:paragraph-rsid="0047addf" style:font-size-asian="12pt" style:font-size-complex="12pt"/>
    </style:style>
    <style:style style:name="P2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e1e0f" officeooo:paragraph-rsid="004e1e0f" style:font-size-asian="12pt" style:font-size-complex="12pt"/>
    </style:style>
    <style:style style:name="P2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00168" officeooo:paragraph-rsid="00500168" style:font-size-asian="12pt" style:font-size-complex="12pt"/>
    </style:style>
    <style:style style:name="P2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2b6f1" officeooo:paragraph-rsid="0052b6f1" style:font-size-asian="12pt" style:font-size-complex="12pt"/>
    </style:style>
    <style:style style:name="P2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2b6f1" officeooo:paragraph-rsid="0051481f" style:font-size-asian="12pt" style:font-size-complex="12pt"/>
    </style:style>
    <style:style style:name="P2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33560" officeooo:paragraph-rsid="00500168" style:font-size-asian="12pt" style:font-size-complex="12pt"/>
    </style:style>
    <style:style style:name="P2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33560" officeooo:paragraph-rsid="00533560" style:font-size-asian="12pt" style:font-size-complex="12pt"/>
    </style:style>
    <style:style style:name="P2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7636d" officeooo:paragraph-rsid="0057636d" style:font-size-asian="12pt" style:font-size-complex="12pt"/>
    </style:style>
    <style:style style:name="P3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9fe42" officeooo:paragraph-rsid="0059fe42" style:font-size-asian="12pt" style:font-size-complex="12pt"/>
    </style:style>
    <style:style style:name="P3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b9115" officeooo:paragraph-rsid="005b9115" style:font-size-asian="12pt" style:font-size-complex="12pt"/>
    </style:style>
    <style:style style:name="P3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ce5de" officeooo:paragraph-rsid="005ce5de" style:font-size-asian="12pt" style:font-size-complex="12pt"/>
    </style:style>
    <style:style style:name="P3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ff04d" officeooo:paragraph-rsid="005ff04d" style:font-size-asian="12pt" style:font-size-complex="12pt"/>
    </style:style>
    <style:style style:name="P3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77c0c" officeooo:paragraph-rsid="0070758c" style:font-size-asian="12pt" style:font-size-complex="12pt"/>
    </style:style>
    <style:style style:name="P3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b61e9" officeooo:paragraph-rsid="006b61e9" style:font-size-asian="12pt" style:font-size-complex="12pt"/>
    </style:style>
    <style:style style:name="P3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f235" officeooo:paragraph-rsid="006df235" style:font-size-asian="12pt" style:font-size-complex="12pt"/>
    </style:style>
    <style:style style:name="P3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f8ed2" officeooo:paragraph-rsid="006f8ed2" style:font-size-asian="12pt" style:font-size-complex="12pt"/>
    </style:style>
    <style:style style:name="P3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318e7" officeooo:paragraph-rsid="007318e7" style:font-size-asian="12pt" style:font-size-complex="12pt"/>
    </style:style>
    <style:style style:name="P3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51852" officeooo:paragraph-rsid="00751852" style:font-size-asian="12pt" style:font-size-complex="12pt"/>
    </style:style>
    <style:style style:name="P4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5ba06" officeooo:paragraph-rsid="0075ba06" style:font-size-asian="12pt" style:font-size-complex="12pt"/>
    </style:style>
    <style:style style:name="P4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320f" officeooo:paragraph-rsid="006b61e9" style:font-size-asian="12pt" style:font-size-complex="12pt"/>
    </style:style>
    <style:style style:name="P4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320f" officeooo:paragraph-rsid="0080e084" style:font-size-asian="12pt" style:font-size-complex="12pt"/>
    </style:style>
    <style:style style:name="P4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61f8e" officeooo:paragraph-rsid="00761f8e" style:font-size-asian="12pt" style:font-size-complex="12pt"/>
    </style:style>
    <style:style style:name="P4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74049" officeooo:paragraph-rsid="00774049" style:font-size-asian="12pt" style:font-size-complex="12pt"/>
    </style:style>
    <style:style style:name="P4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98550" officeooo:paragraph-rsid="00798550" style:font-size-asian="12pt" style:font-size-complex="12pt"/>
    </style:style>
    <style:style style:name="P4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3cc5e" officeooo:paragraph-rsid="0083cc5e" style:font-size-asian="12pt" style:font-size-complex="12pt"/>
    </style:style>
    <style:style style:name="P4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0e084" officeooo:paragraph-rsid="0080e084" style:font-size-asian="12pt" style:font-size-complex="12pt"/>
    </style:style>
    <style:style style:name="P4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43617" officeooo:paragraph-rsid="0080e084" style:font-size-asian="12pt" style:font-size-complex="12pt"/>
    </style:style>
    <style:style style:name="P4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74f12" officeooo:paragraph-rsid="00874f12" style:font-size-asian="12pt" style:font-size-complex="12pt"/>
    </style:style>
    <style:style style:name="P5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dcc5e" officeooo:paragraph-rsid="008dcc5e" style:font-size-asian="12pt" style:font-size-complex="12pt"/>
    </style:style>
    <style:style style:name="P5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f199f" officeooo:paragraph-rsid="008f199f" style:font-size-asian="12pt" style:font-size-complex="12pt"/>
    </style:style>
    <style:style style:name="P5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1b306" officeooo:paragraph-rsid="0091b306" style:font-size-asian="12pt" style:font-size-complex="12pt"/>
    </style:style>
    <style:style style:name="P5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3b055" officeooo:paragraph-rsid="0093b055" style:font-size-asian="12pt" style:font-size-complex="12pt"/>
    </style:style>
    <style:style style:name="P5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style:text-underline-style="none" fo:font-weight="normal" officeooo:rsid="0070758c" officeooo:paragraph-rsid="0070758c" style:font-size-asian="12pt" style:font-size-complex="12pt"/>
    </style:style>
    <style:style style:name="P5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style:text-underline-style="none" fo:font-weight="normal" officeooo:rsid="006b61e9" officeooo:paragraph-rsid="0075ba06" style:font-size-asian="12pt" style:font-size-complex="12pt"/>
    </style:style>
    <style:style style:name="P56" style:family="paragraph" style:parent-style-name="Text_20_body">
      <style:paragraph-properties fo:margin-top="0in" fo:margin-bottom="0in" style:contextual-spacing="false" style:line-height-at-least="0.1772in" fo:widows="1" fo:padding="0in" fo:border="none"/>
      <style:text-properties fo:font-variant="normal" fo:text-transform="none" fo:color="#222222" style:font-name="Arial" fo:font-size="9.75pt" fo:letter-spacing="normal" fo:font-style="normal" fo:font-weight="normal" officeooo:rsid="003b80b3" officeooo:paragraph-rsid="003b80b3"/>
    </style:style>
    <style:style style:name="P57" style:family="paragraph" style:parent-style-name="Text_20_body">
      <style:paragraph-properties fo:margin-top="0in" fo:margin-bottom="0in" style:contextual-spacing="false" style:line-height-at-least="0.1772in" fo:widows="1" fo:padding="0in" fo:border="none"/>
      <style:text-properties officeooo:paragraph-rsid="003b80b3"/>
    </style:style>
    <style:style style:name="P58" style:family="paragraph" style:parent-style-name="Text_20_body">
      <style:paragraph-properties fo:margin-top="0in" fo:margin-bottom="0in" style:contextual-spacing="false" style:line-height-at-least="0.1772in" fo:widows="1" fo:padding="0in" fo:border="none"/>
      <style:text-properties officeooo:paragraph-rsid="003f7069"/>
    </style:style>
    <style:style style:name="P59" style:family="paragraph" style:parent-style-name="Text_20_body">
      <style:paragraph-properties fo:margin-top="0in" fo:margin-bottom="0in" style:contextual-spacing="false" style:line-height-at-least="0.1772in" fo:widows="1" fo:padding="0in" fo:border="none"/>
      <style:text-properties officeooo:paragraph-rsid="0047addf"/>
    </style:style>
    <style:style style:name="P60" style:family="paragraph" style:parent-style-name="Text_20_body">
      <style:paragraph-properties fo:margin-top="0in" fo:margin-bottom="0in" style:contextual-spacing="false" style:line-height-at-least="0.1772in" fo:widows="1" fo:padding="0in" fo:border="none"/>
      <style:text-properties officeooo:rsid="004ab2ce" officeooo:paragraph-rsid="004ab2ce"/>
    </style:style>
    <style:style style:name="P61"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62"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d8ee6" style:font-size-asian="12pt" style:font-size-complex="12pt"/>
    </style:style>
    <style:style style:name="P63" style:family="paragraph" style:parent-style-name="Preformatted_20_Text">
      <style:paragraph-properties fo:margin-top="0in" fo:margin-bottom="0in" style:contextual-spacing="false" style:line-height-at-least="0.1457in" fo:widows="1" fo:padding-left="0.1252in" fo:padding-right="0.1252in" fo:padding-top="0.0626in" fo:padding-bottom="0.0626in" fo:border="0.06pt solid #d7d8c8"/>
    </style:style>
    <style:style style:name="P6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3d1e6" officeooo:paragraph-rsid="0093d1e6" style:font-size-asian="12pt" style:font-size-complex="12pt"/>
    </style:style>
    <style:style style:name="P6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43c88" officeooo:paragraph-rsid="00943c88" style:font-size-asian="12pt" style:font-size-complex="12pt"/>
    </style:style>
    <style:style style:name="P6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a992c" officeooo:paragraph-rsid="009a992c" style:font-size-asian="12pt" style:font-size-complex="12pt"/>
    </style:style>
    <style:style style:name="P6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e56e8" officeooo:paragraph-rsid="009e56e8" style:font-size-asian="12pt" style:font-size-complex="12pt"/>
    </style:style>
    <style:style style:name="P6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fc2e9" officeooo:paragraph-rsid="009fc2e9" style:font-size-asian="12pt" style:font-size-complex="12pt"/>
    </style:style>
    <style:style style:name="T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8b52" style:text-blinking="false" style:font-size-asian="12pt" style:font-size-complex="12pt"/>
    </style:style>
    <style:style style:name="T2" style:family="text">
      <style:text-properties fo:font-variant="normal" fo:text-transform="none" fo:color="#000000" style:font-name="monospace" fo:font-size="9pt" fo:letter-spacing="normal" fo:font-style="normal" fo:font-weight="normal" fo:padding="0in" fo:border="none"/>
    </style:style>
    <style:style style:name="T3" style:family="text">
      <style:text-properties fo:font-variant="normal" fo:text-transform="none" fo:color="#000000" style:font-name="monospace" fo:font-size="9pt" fo:letter-spacing="normal" fo:font-style="normal" fo:font-weight="normal" officeooo:rsid="002ce283" fo:padding="0in" fo:border="none"/>
    </style:style>
    <style:style style:name="T4" style:family="text">
      <style:text-properties fo:font-variant="normal" fo:text-transform="none" fo:color="#000000" fo:letter-spacing="normal" fo:padding="0in" fo:border="none"/>
    </style:style>
    <style:style style:name="T5" style:family="text">
      <style:text-properties fo:font-variant="normal" fo:text-transform="none" fo:color="#000000" style:font-name="Liberation Serif" fo:font-size="12pt" fo:letter-spacing="normal" fo:font-style="normal" fo:font-weight="normal" officeooo:rsid="00375b0b"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38b73c"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47addf"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3f7069"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498341"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4e1e0f" style:font-size-asian="12pt" style:font-size-complex="12pt"/>
    </style:style>
    <style:style style:name="T11" style:family="text">
      <style:text-properties fo:font-variant="normal" fo:text-transform="none" fo:color="#222222" style:font-name="Arial" fo:font-size="9.75pt" fo:letter-spacing="normal" fo:font-style="normal" fo:font-weight="normal"/>
    </style:style>
    <style:style style:name="T12" style:family="text">
      <style:text-properties officeooo:rsid="00198b52"/>
    </style:style>
    <style:style style:name="T13" style:family="text">
      <style:text-properties officeooo:rsid="001b3b7f"/>
    </style:style>
    <style:style style:name="T14" style:family="text">
      <style:text-properties officeooo:rsid="0023cadb"/>
    </style:style>
    <style:style style:name="T15" style:family="text">
      <style:text-properties officeooo:rsid="00242902"/>
    </style:style>
    <style:style style:name="T16" style:family="text">
      <style:text-properties officeooo:rsid="002650cf"/>
    </style:style>
    <style:style style:name="T17" style:family="text">
      <style:text-properties officeooo:rsid="002b4a94"/>
    </style:style>
    <style:style style:name="T18" style:family="text">
      <style:text-properties style:font-name="monospace" fo:font-size="9pt" fo:padding="0in" fo:border="none"/>
    </style:style>
    <style:style style:name="T19" style:family="text">
      <style:text-properties style:font-name="monospace" fo:font-size="9pt" officeooo:rsid="002d8ee6" fo:padding="0in" fo:border="none"/>
    </style:style>
    <style:style style:name="T20" style:family="text">
      <style:text-properties officeooo:rsid="0044fd04"/>
    </style:style>
    <style:style style:name="T21" style:family="text">
      <style:text-properties officeooo:rsid="0047bac0"/>
    </style:style>
    <style:style style:name="T22" style:family="text">
      <style:text-properties fo:font-weight="bold" style:font-weight-asian="bold" style:font-weight-complex="bold"/>
    </style:style>
    <style:style style:name="T23" style:family="text">
      <style:text-properties officeooo:rsid="0049f011"/>
    </style:style>
    <style:style style:name="T24" style:family="text">
      <style:text-properties officeooo:rsid="004c9ef3"/>
    </style:style>
    <style:style style:name="T25" style:family="text">
      <style:text-properties officeooo:rsid="004e1e0f"/>
    </style:style>
    <style:style style:name="T26" style:family="text">
      <style:text-properties officeooo:rsid="0050123e"/>
    </style:style>
    <style:style style:name="T27" style:family="text">
      <style:text-properties officeooo:rsid="0054a816"/>
    </style:style>
    <style:style style:name="T28" style:family="text">
      <style:text-properties officeooo:rsid="00588b38"/>
    </style:style>
    <style:style style:name="T29" style:family="text">
      <style:text-properties officeooo:rsid="005ee2a1"/>
    </style:style>
    <style:style style:name="T30" style:family="text">
      <style:text-properties officeooo:rsid="006096d5"/>
    </style:style>
    <style:style style:name="T31" style:family="text">
      <style:text-properties officeooo:rsid="00637d3f"/>
    </style:style>
    <style:style style:name="T32" style:family="text">
      <style:text-properties style:text-underline-style="solid" style:text-underline-width="auto" style:text-underline-color="font-color" officeooo:rsid="00667dbf"/>
    </style:style>
    <style:style style:name="T33" style:family="text">
      <style:text-properties style:text-underline-style="none"/>
    </style:style>
    <style:style style:name="T34" style:family="text">
      <style:text-properties style:text-underline-style="none" officeooo:rsid="00637d3f"/>
    </style:style>
    <style:style style:name="T35" style:family="text">
      <style:text-properties style:text-underline-style="none" officeooo:rsid="00667dbf"/>
    </style:style>
    <style:style style:name="T36" style:family="text">
      <style:text-properties style:text-underline-style="none" officeooo:rsid="0068979b"/>
    </style:style>
    <style:style style:name="T37" style:family="text">
      <style:text-properties style:text-underline-style="none" officeooo:rsid="006b007f"/>
    </style:style>
    <style:style style:name="T38" style:family="text">
      <style:text-properties style:text-underline-style="none" officeooo:rsid="006f8ed2"/>
    </style:style>
    <style:style style:name="T39" style:family="text">
      <style:text-properties style:text-underline-style="none" officeooo:rsid="0070758c"/>
    </style:style>
    <style:style style:name="T40" style:family="text">
      <style:text-properties officeooo:rsid="007926e6"/>
    </style:style>
    <style:style style:name="T41" style:family="text">
      <style:text-properties officeooo:rsid="007d4093"/>
    </style:style>
    <style:style style:name="T42" style:family="text">
      <style:text-properties officeooo:rsid="007dc1db"/>
    </style:style>
    <style:style style:name="T43" style:family="text">
      <style:text-properties officeooo:rsid="007e3f9a"/>
    </style:style>
    <style:style style:name="T44" style:family="text">
      <style:text-properties officeooo:rsid="007fccff"/>
    </style:style>
    <style:style style:name="T45" style:family="text">
      <style:text-properties officeooo:rsid="008115e2"/>
    </style:style>
    <style:style style:name="T46" style:family="text">
      <style:text-properties officeooo:rsid="008c2506"/>
    </style:style>
    <style:style style:name="T47" style:family="text">
      <style:text-properties officeooo:rsid="008dd8ca"/>
    </style:style>
    <style:style style:name="T48" style:family="text">
      <style:text-properties officeooo:rsid="008f2a55"/>
    </style:style>
    <style:style style:name="T49" style:family="text">
      <style:text-properties officeooo:rsid="009746e9"/>
    </style:style>
    <style:style style:name="T50" style:family="text">
      <style:text-properties officeooo:rsid="0098de64"/>
    </style:style>
    <style:style style:name="T51" style:family="text">
      <style:text-properties officeooo:rsid="009ade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neuralnetworksanddeeplearning.com/chap4.html" text:style-name="Internet_20_link"><text:span text:style-name="T1">A visual proof that neural nets can compute any function</text:span></text:a></text:h>
      <text:p text:style-name="P1"><text:a xlink:type="simple" xlink:href="http://neuralnetworksanddeeplearning.com/chap4.html" text:style-name="Internet_20_link"><text:span text:style-name="T12">http://neuralnetworksanddeeplearning.com/chap4.html</text:span></text:a></text:p>
      <text:p text:style-name="P2"/>
      <text:p text:style-name="P3">number of filters, usually powers of 2. <text:s/><text:a xlink:type="simple" xlink:href="https://www.youtube.com/watch?v=LxfUGhug-iQ" text:style-name="Internet_20_link">https://www.youtube.com/watch?v=LxfUGhug-iQ</text:a> 22:40</text:p>
      <text:p text:style-name="P3"/>
      <text:p text:style-name="P5">Paradigm of neural networks is changing</text:p>
      <text:p text:style-name="P6">Most tasks that consist of mapping an input vector to an output vector, and that are easy for a person to do rapidly, can be accomplished via deep learning, given suﬃciently large models and suﬃciently large datasets of labeled training examples. Other tasks, that can not be described as associating one vector to another, or that are diﬃcult enough that a person would require time to think and reﬂect in order to accomplish the task, remain beyond the scope of deep learning for now. <text:span text:style-name="T13">http://www.deeplearningbook.org/contents/part_practical.html</text:span></text:p>
      <text:p text:style-name="P8"><text:s text:c="3"/>Is this changing with my thesis work and the new articles I'm basing it on? Super resolution or coloring is not something a human can do easily and fast. </text:p>
      <text:p text:style-name="P4"/>
      <text:p text:style-name="P7"/>
      <text:p text:style-name="P9">Jag tänker använda <text:span text:style-name="T14">det förtränade nätet från colorization som initialisering och sedan träna om det </text:span></text:p>
      <text:p text:style-name="P10">för att acceptera 3 channel input</text:p>
      <text:p text:style-name="P9"/>
      <text:p text:style-name="P9">We find the k-nearest neighbors to Yh,w in the output space and weight them proportionally to their distance from the ground truth using a Gaussian kernel. <text:span text:style-name="T15">Vad menar de? Bygger en probability karta för rätt svar. </text:span></text:p>
      <text:p text:style-name="P9"/>
      <text:p text:style-name="P9">In this paper we combine the benefits of these two approaches. <text:span text:style-name="T16">Vad menas? Feed forward conv net och perceptual loss.</text:span></text:p>
      <text:p text:style-name="P13"/>
      <text:p text:style-name="P12">Colorization verkar kunna ta bilder av olika storlekar, men hur går det ihop med inputlagret i nätet? Det går att använda ”convert -resize 256x256\! Filnamn nytt_filnamn” i <text:span text:style-name="T40">bash</text:span> för att trycka ihop bilder.</text:p>
      <text:p text:style-name="P61"><text:span text:style-name="Source_20_Text"><text:span text:style-name="T18">for name in /path/to/imagenet/val/*.JPEG; do</text:span></text:span></text:p>
      <text:p text:style-name="P63"><text:span text:style-name="Source_20_Text"><text:span text:style-name="T4"><text:s text:c="4"/></text:span></text:span><text:span text:style-name="Source_20_Text"><text:span text:style-name="T2">convert -resize 256x256\! $</text:span></text:span><text:span text:style-name="Source_20_Text"><text:span text:style-name="T3">name</text:span></text:span><text:span text:style-name="Source_20_Text"><text:span text:style-name="T2"> $</text:span></text:span><text:span text:style-name="Source_20_Text"><text:span text:style-name="T3">name</text:span></text:span></text:p>
      <text:p text:style-name="P63"><text:span text:style-name="Source_20_Text"><text:span text:style-name="T2">done</text:span></text:span></text:p>
      <text:p text:style-name="P62"><text:span text:style-name="Source_20_Text"><text:span text:style-name="T19">convert -resize 256x256 oldname newname</text:span></text:span></text:p>
      <text:p text:style-name="P11"/>
      <text:p text:style-name="P46">bara för 1 fil: convert -resize 256x256! Name newname, ! Tvingar storleken i både dimensionerna. </text:p>
      <text:p text:style-name="P11"/>
      <text:p text:style-name="P14">Colorization demot använder linjär interpolering med resize från skimage.transform så att bilden blir 224x224. Lika bra att <text:span text:style-name="T17">resiza i förväg, snabbar förmodligen upp det. Börja med att skala om icke-uniformt. En möjlig förbättring är att skala bilden och sedan beskära den för att behålla perspektivet i bilden. (Man kan tappa viktigt semantiskt innehåll då)</text:span></text:p>
      <text:p text:style-name="P14"/>
      <text:p text:style-name="P15">Jag sparar bara L, kanalen av LAB bilderna med resize_and_take_L.py, men när jag öppnar bilden med jupyter är den i RGB. I colorization demot används caffe.io.load_image, som använder skimage.io.imread som antar att bilden är i RGB. Den måste därför sparas som RGB, annars hade väl imread klagat eller visat en tokig bild när man plottar den. </text:p>
      <text:p text:style-name="P14"/>
      <text:p text:style-name="P57"><text:span text:style-name="T5">Spara vikterna från net surgery. Öppna upp det sparade nätet och lägg till en filterkärna. </text:span><text:span text:style-name="T6">Hur tränar man om det sen då?</text:span></text:p>
      <text:p text:style-name="P56">Evan Shelhamer: https://groups.google.com/forum/#!topic/caffe-users/3jYPmC_18Qw</text:p>
      <text:p text:style-name="P57"><text:span text:style-name="T6"><text:s/></text:span><text:span text:style-name="T11">To do custom weight initialization:</text:span><text:line-break/><text:span text:style-name="T11">1. Define the architecture prototxt</text:span><text:line-break/><text:soft-page-break/><text:span text:style-name="T11">2. Load the model in Python</text:span><text:line-break/><text:span text:style-name="T11">3. Assign the weights as shown in the example</text:span><text:line-break/><text:span text:style-name="T11">4. Save the model to generate a .caffemodel</text:span></text:p>
      <text:p text:style-name="P16"/>
      <text:p text:style-name="P17">W. Li, M. Zeiler, S. Zhang, Y. LeCun, and R. Fergus. Regularization of neural networks using dropconnect. In ICML, 2013.</text:p>
      <text:p text:style-name="P17"/>
      <text:p text:style-name="P18">Pre-training</text:p>
      <text:p text:style-name="P17">G. E. Dahl, D. Yu, L. Deng, and A. Acero. Context-dependent pre-trained deep neural networks for large-vocabulary speech recognition. IEEE Tran. on Audio, Speech, and Lang. Proc., 20(1):30–42, 2012</text:p>
      <text:p text:style-name="P17"/>
      <text:p text:style-name="P58"><text:span text:style-name="T8">utvidga kärnorna i kattnätet </text:span><text:span text:style-name="T9">(Colorful colorization) </text:span><text:span text:style-name="T8">från 5x5x1 till 5x5x3. Kopiera de befintliga vikterna och modifiera dem slumpmässigt och dividera vikterna med 3 för att summan ska bli ungefär samma som innan. </text:span></text:p>
      <text:p text:style-name="P19"/>
      <text:p text:style-name="P20">Finns träningskod till Colornet. </text:p>
      <text:p text:style-name="P20"/>
      <text:p text:style-name="P21"><text:span text:style-name="T20">Studenter från Stanfords CS231n skrev </text:span>CNN Assisted Colorization of Gray-scale Images, <text:a xlink:type="simple" xlink:href="http://cs231n.stanford.edu/reports2016/202_Report.pdf"><text:span text:style-name="T20">http://cs231n.stanford.edu/reports2016/202_Report.pdf</text:span></text:a><text:span text:style-name="T20"> som använder en inputbild med färgförslag för att komma över medelvärdesproblemet.</text:span></text:p>
      <text:p text:style-name="P21"/>
      <text:p text:style-name="P22">CS231N Project: Coloring black and white world using Deep Neural Nets <text:a xlink:type="simple" xlink:href="http://cs231n.stanford.edu/reports2016/205_Report.pdf">http://cs231n.stanford.edu/reports2016/205_Report.pdf</text:a> använder hypercolumns <text:span text:style-name="T21">från ett förtränat vgg16. Hyperkolumnerna körs genom deras ”upConv-net” för att göras om så att alla feature maps har samma storlek, och minskar antalet feature layers. Resultaten från upConv lagrena skickas till ett ytligt faltningsnät som ger UV som output. <text:s/></text:span></text:p>
      <text:p text:style-name="P22"/>
      <text:p text:style-name="P59"><text:span text:style-name="T7">”</text:span>Colorization of<text:span text:style-name="T25">e</text:span> grayscale images is a simple task for the human imagination. A human need only recall that sky is usually blue and grass is green; for many objects, the mind is free to hallucinate any of several plausible colors. The high-level comprehension required for this process is precisely why the development of fully automatic colorization algorithms remains a challenge. Colorization is therefore intriguing beyond its immediate practical utility in many graphics applications. <text:span text:style-name="T22">Automatic colorization also serves as a proxy measure for visual understanding</text:span>.” <text:span text:style-name="T23">Introt i learning representations for automatic colorization. </text:span></text:p>
      <text:p text:style-name="P59"/>
      <text:p text:style-name="P60">Både colorful och learning representations bygger på deshpante och deep colorization artiklarna, <text:span text:style-name="T24">och</text:span> löser multi-mod problemet på <text:span text:style-name="T24">lite olika sätt. </text:span><text:span text:style-name="T10">Larsson smoothar inte histogrammen i svaren. </text:span></text:p>
      <text:p text:style-name="P23"/>
      <text:p text:style-name="P24">För att komma runt problemet med att bara träna vissa vikter kan man köra en bild genom VGG och spara aktiveringarna, och använda dem som input till ett färg<text:span text:style-name="T26">läggande nät.</text:span> </text:p>
      <text:p text:style-name="P27"/>
      <text:p text:style-name="P26">Nätet ska ta medelvärdet över ett område av brusiga ab-värden som input.</text:p>
      <text:p text:style-name="P25">Output ab ska adderas med L.</text:p>
      <text:p text:style-name="P25"/>
      <text:p text:style-name="P28">We process a grayscale image through a deep convolutional architecture (VGG) [14] <text:span text:style-name="T22">and take spatially localized multilayer slices (hypercolumns) [15–17], as per-pixel descriptors</text:span>. <text:span text:style-name="T27">Hur då? Senare lager är dels mindre, och dels så har ursprungspixeln påverkan på fler aktiveringar. </text:span></text:p>
      <text:p text:style-name="P28"><text:s text:c="3"/>We extract a hypercolumn descriptor for a pixel by concatenating the features at its spatial location in all layers, from data to conv7 (fc7), resulting in a 12, 417 channel descriptor.</text:p>
      <text:p text:style-name="P28"/>
      <text:p text:style-name="P29">ReL<text:span text:style-name="T28">U</text:span>-lager i caffe har samma bottom som top, därför att de ändrar på bottomlagrets output men är <text:span text:style-name="T28">på sätt och vis inget eget lager. Därför har inget annat lager ReLU-lagret som bottom.</text:span></text:p>
      <text:p text:style-name="P29"><text:soft-page-break/></text:p>
      <text:p text:style-name="P30">Deconvolution <text:span text:style-name="T29">för uppsampling</text:span></text:p>
      <text:p text:style-name="P30"/>
      <text:p text:style-name="P31"/>
      <text:p text:style-name="P32">Varför sägs det att ”there is no such thing as a fully connected layer, they are 1x1 convolutions”?</text:p>
      <text:p text:style-name="P32"/>
      <text:p text:style-name="P33">Vad ger Larssons softmax för output? <text:span text:style-name="T30">Hur ser man det? Softmax är inte för loss, utan för att normalisera. Tror lagret ger 128x128, och 32 sådana (1 för varje color bin)</text:span></text:p>
      <text:p text:style-name="P33"/>
      <text:p text:style-name="P33">”<text:span text:style-name="T31">We bin the Lab axes by </text:span><text:span text:style-name="T34">evenly space</text:span><text:span text:style-name="T36">d</text:span><text:span text:style-name="T34"> Gaussian quantiles. They can be encoded separately for a and b (as marginal distributions).” Kanalkodat eller histogram? </text:span></text:p>
      <text:p text:style-name="P33"/>
      <text:p text:style-name="P33"><text:span text:style-name="T34">”</text:span><text:span text:style-name="T35">Extracting batches of only 128 hypercolumn descriptors per input image, </text:span><text:span text:style-name="T32">sampled at random locations</text:span><text:span text:style-name="T35">, provides sufficient training signal.” Hur kan det funka om input alltid kommer från olika aktiveringar? </text:span><text:span text:style-name="T38">Hur utför man den samplingen? </text:span></text:p>
      <text:p text:style-name="P33"/>
      <text:p text:style-name="P34"><text:span text:style-name="T35">V</text:span><text:span text:style-name="T33">arför sampla upp och jämföra med svaret istället för att sampla ner svaret?</text:span></text:p>
      <text:p text:style-name="P34"><text:span text:style-name="T33">-</text:span><text:span text:style-name="T39">Samplar man ner och vill använda alla aktiveringar måste man nersampla till 16x16, vilket inte är tillräckligt för att avgöra färger i större bilder. </text:span></text:p>
      <text:p text:style-name="P54">-Skulle man padda aktiveringarna får bara mittenpixlarna färgtips från de senare lagrens aktiveringar.</text:p>
      <text:p text:style-name="P54"/>
      <text:p text:style-name="P38">Varför tappar ryal dahl färger men inte larsson?</text:p>
      <text:p text:style-name="P38"/>
      <text:p text:style-name="P39">När skalas aktiveringarna för att vändevärdet av kvadraten av en aktivering ska vara 1?</text:p>
      <text:p text:style-name="P35"/>
      <text:p text:style-name="P35">Att göra:</text:p>
      <text:p text:style-name="P36">Kör ett VGG-nät <text:span text:style-name="T43">för att du är duktig. Vad vill caffe_reference ha och vad får den?</text:span></text:p>
      <text:p text:style-name="P36"><text:tab/><text:tab/><text:tab/><text:tab/><text:tab/><text:span text:style-name="T44">Vad vill VGG ha och vad får den?</text:span></text:p>
      <text:p text:style-name="P37">Gör en â av <text:span text:style-name="T41">utvalda </text:span>aktiveringar <text:span text:style-name="T42">med fc lager. </text:span></text:p>
      <text:p text:style-name="P40">Gör en a av input bild</text:p>
      <text:p text:style-name="P55">Skriv loss function i python.</text:p>
      <text:p text:style-name="P35"><text:span text:style-name="T37">S</text:span><text:span text:style-name="T33">kriv solver. </text:span></text:p>
      <text:p text:style-name="P41"/>
      <text:p text:style-name="P43">Om man skulle träna (optimera) näten med enbart en parameter per backward pass, skulle man inte kunna ta full steglängd då (gradientens belopp) och konvergera bättre (men långsammare)?</text:p>
      <text:p text:style-name="P43"/>
      <text:p text:style-name="P44">Gausskvantilerna kan vara Larssons alternativ till class rebalancing. Istället för att väga förlusten med avseende på hur vanlig färgen är, delas binsen upp så att varje bin får lika många samples. Då behövs det fler bins runt a och b = 0 för att de är de vanligaste färgerna. Se Colorful Colorization för density plot av färgerna över hela ImageNet.</text:p>
      <text:p text:style-name="P44"/>
      <text:p text:style-name="P45">Från caffe_root foldern:</text:p>
      <text:p text:style-name="P45">python python/draw_net.py models/vgg/VGG_ILSVRC_16_layers_deploy_test.prototxt test_drawvgg.png &amp;&amp; eog test_drawvgg.png <text:span text:style-name="T48">eller med alias: draw nät namn</text:span></text:p>
      <text:p text:style-name="P45"/>
      <text:p text:style-name="P47">VGG är mycket tyngre än caffenet referensen. Den har fler faltningar och vikterna väger ca dubbelt då mycket. <text:span text:style-name="T45">VGG får inte plats på GPU:n. Träna caffenet istället på mitt sätt. </text:span></text:p>
      <text:p text:style-name="P48"/>
      <text:p text:style-name="P49">Skapa<text:span text:style-name="T46">ndet av</text:span> â får ske med ett conv-lager. a får skapas i python <text:span text:style-name="T46">i den hemmabygda lossfunktionen som får jämföra â med a och ge derivatan på felet m.a.p. på â. Görs i python. Exempel finns i caffe/examples/pycaffe/linreg.prototxt som är ett nät som använder sig av den hemmabyggda </text:span><text:soft-page-break/><text:span text:style-name="T46">lossfunktionen som finns i caffe/examples/pycaffe/layers/pyloss.py</text:span></text:p>
      <text:p text:style-name="P49"/>
      <text:p text:style-name="P50">bygg först ett simpelt nät som har <text:span text:style-name="T47">enbart </text:span>en 1x1 faltning som ger â, och ett losslager.</text:p>
      <text:p text:style-name="P42"/>
      <text:p text:style-name="P51">build/tools/caffe train -solver examples/pycaffe/solver_smallnet.prototxt -gpu 0 för att träna ett nät. Körs från caffe_root foldern.</text:p>
      <text:p text:style-name="P51"/>
      <text:p text:style-name="P52">Måste ta hänsyn till batchsizen i losslagret. </text:p>
      <text:p text:style-name="P52"/>
      <text:p text:style-name="P53">Börjar med att göra en gissning per pixel och köra lossfunktionen på det. Blir det för tungt får jag göra färre gissningar, producera färre svar, köra loss på det, och för färgläggning skala upp gissningen.</text:p>
      <text:p text:style-name="P53"/>
      <text:p text:style-name="P64">Hur hanterar man gissningar som är negativa? Log av negativa tal är inte definierat. <text:span text:style-name="T49">Normalisering av gissningen.</text:span></text:p>
      <text:p text:style-name="P64"/>
      <text:p text:style-name="P65">Antingen kan man skala om gissningen till [0,1], eller så kan man göra om den till sannolikheter genom att <text:span text:style-name="T51">subtrahera</text:span> det minsta talet om det är negativt, och sedan dividera med summan. <text:span text:style-name="T50">Endast sannolikheter är ok. Vid ren skalning lär nätet tendera att ge likadana outputs för alla bins; då kommer det skalas om till bara 1:or och få 0 loss utan att välja rätt färg. </text:span></text:p>
      <text:p text:style-name="P65"/>
      <text:p text:style-name="P66">Ska man göra ännu ett losslager som straffar negativa onormaliserade gissningar? <text:span text:style-name="T51">Annars kan man subtrahera det minsta talet om det är negativt, men det kanske ger upphov till problem i optimering av faltningsparametrarna eftersom att negativa outputs då är ok.</text:span></text:p>
      <text:p text:style-name="P66"/>
      <text:p text:style-name="P68">Softmax körs efter faltningslagret, så gissningarna är positiva. Sätt lossen innan uppsamplingen?</text:p>
      <text:p text:style-name="P67"/>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09:38:44.778333112</meta:creation-date>
    <meta:generator>LibreOffice/4.2.8.2$Linux_X86_64 LibreOffice_project/420m0$Build-2</meta:generator>
    <dc:date>2016-05-31T15:27:30.364775248</dc:date>
    <meta:editing-duration>P1DT14H35M53S</meta:editing-duration>
    <meta:editing-cycles>138</meta:editing-cycles>
    <meta:document-statistic meta:table-count="0" meta:image-count="0" meta:object-count="0" meta:page-count="4" meta:paragraph-count="67" meta:word-count="1508" meta:character-count="9809" meta:non-whitespace-character-count="8332"/>
  </office:meta>
</office:document-meta>
</file>